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EE95BB95D9C44D1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7pt" officeooo:rsid="00075935" style:font-size-asian="6.09999990463257pt" style:font-size-complex="7pt"/>
    </style:style>
    <style:style style:name="T4" style:family="text">
      <style:text-properties fo:font-size="8pt" officeooo:rsid="000958d3" style:font-size-asian="7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/text:p>
      <text:p text:style-name="P1">2. </text:p>
      <text:p text:style-name="P1">3. </text:p>
      <text:p text:style-name="P1">4.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<text:span text:style-name="T3">puedo creer que estes <text:s/>a punto de obtener tu titulo de ciclo superior (o almenos eso)</text:span> </text:p>
      <text:p text:style-name="P1">10.</text:p>
      <text:p text:style-name="P1"/>
      <text:p text:style-name="P1">11. </text:p>
      <text:p text:style-name="P1">12. </text:p>
      <text:p text:style-name="P1">13. </text:p>
      <text:p text:style-name="P1">14. </text:p>
      <text:p text:style-name="P1"/>
      <text:p text:style-name="P1">15.<text:span text:style-name="T4">Me encancta tu nombre de usuario en github, en simple y me es facil de recordar</text:span> </text:p>
      <text:p text:style-name="P1">16. </text:p>
      <text:p text:style-name="P1">17. </text:p>
      <text:p text:style-name="P1"/>
      <text:p text:style-name="P1">18. </text:p>
      <text:p text:style-name="P1">19. </text:p>
      <text:p text:style-name="P1">20. </text:p>
      <text:p text:style-name="P1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EE95BB95D9C44D18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56:05.341500868</dc:date>
    <meta:editing-cycles>16</meta:editing-cycles>
    <meta:editing-duration>PT36M35S</meta:editing-duration>
    <meta:document-statistic meta:table-count="0" meta:image-count="1" meta:object-count="0" meta:page-count="1" meta:paragraph-count="21" meta:word-count="51" meta:character-count="237" meta:non-whitespace-character-count="187"/>
    <meta:template xlink:type="simple" xlink:actuate="onRequest" xlink:title="" xlink:href="Normal.dotm"/>
  </office:meta>
</office:document-meta>
</file>